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1:13:44.669743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4-28T11:58:43.476139403</dc:date>
    <meta:editing-duration>P8DT1H8M38S</meta:editing-duration>
    <meta:editing-cycles>529</meta:editing-cycles>
    <meta:generator>LibreOffice/6.0.2.1.0$Linux_X86_64 LibreOffice_project/00m0$Build-1</meta:generator>
    <meta:document-statistic meta:table-count="1" meta:cell-count="5648" meta:object-count="0"/>
  </office:meta>
</office:document-meta>
</file>